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scadia Code" svg:font-family="'Cascadia Code'" style:font-family-generic="modern" style:font-pitch="fixed"/>
    <style:font-face style:name="F" svg:font-family="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</office:font-face-decls>
  <office:automatic-styles>
    <style:style style:name="P1" style:family="paragraph" style:parent-style-name="Standard" style:master-page-name="MP0">
      <style:paragraph-properties style:page-number="auto" fo:break-before="page"/>
      <style:text-properties fo:font-size="14pt" fo:language="it" fo:country="IT" style:font-size-asian="14pt" style:font-size-complex="14pt"/>
    </style:style>
    <style:style style:name="P2" style:family="paragraph" style:parent-style-name="Standard">
      <style:text-properties fo:font-size="14pt" fo:language="it" fo:country="IT" style:font-size-asian="14pt" style:font-size-complex="14pt"/>
    </style:style>
    <style:style style:name="P3" style:family="paragraph" style:parent-style-name="Standard">
      <style:text-properties fo:language="it" fo:country="IT"/>
    </style:style>
    <style:style style:name="P4" style:family="paragraph" style:parent-style-name="Standard">
      <style:text-properties fo:font-size="14pt" fo:language="it" fo:country="IT" officeooo:rsid="001034ee" officeooo:paragraph-rsid="001034ee" style:font-size-asian="14pt" style:font-size-complex="14pt"/>
    </style:style>
    <style:style style:name="P5" style:family="paragraph" style:parent-style-name="Standard">
      <style:text-properties fo:font-size="12pt" fo:language="it" fo:country="IT" style:font-size-asian="12pt" style:font-size-complex="12pt"/>
    </style:style>
    <style:style style:name="P6" style:family="paragraph" style:parent-style-name="Standard">
      <style:text-properties fo:font-size="12pt" fo:language="it" fo:country="IT" officeooo:rsid="00144852" officeooo:paragraph-rsid="00144852" style:font-size-asian="12pt" style:font-size-complex="12pt"/>
    </style:style>
    <style:style style:name="P7" style:family="paragraph" style:parent-style-name="Standard" style:list-style-name="L1">
      <style:text-properties fo:font-size="12pt" fo:language="it" fo:country="IT" officeooo:rsid="00144852" officeooo:paragraph-rsid="00144852" style:font-size-asian="12pt" style:font-size-complex="12pt"/>
    </style:style>
    <style:style style:name="P8" style:family="paragraph" style:parent-style-name="Standard" style:list-style-name="L2">
      <style:text-properties fo:language="it" fo:country="IT"/>
    </style:style>
    <style:style style:name="P9" style:family="paragraph" style:parent-style-name="Standard" style:list-style-name="L2"/>
    <style:style style:name="P10" style:family="paragraph" style:parent-style-name="Text_20_body" style:list-style-name="L2"/>
    <style:style style:name="P11" style:family="paragraph" style:parent-style-name="Text_20_body" style:list-style-name="L2">
      <style:paragraph-properties fo:margin-top="0cm" fo:margin-bottom="0.282cm" style:contextual-spacing="false" fo:line-height="107%"/>
    </style:style>
    <style:style style:name="P12" style:family="paragraph" style:parent-style-name="Text_20_body">
      <style:paragraph-properties fo:margin-top="0cm" fo:margin-bottom="0.282cm" style:contextual-spacing="false" fo:line-height="107%"/>
      <style:text-properties fo:language="it" fo:country="IT"/>
    </style:style>
    <style:style style:name="P13" style:family="paragraph" style:parent-style-name="Standard" style:list-style-name="L3"/>
    <style:style style:name="P14" style:family="paragraph" style:parent-style-name="Standard" style:list-style-name="L3">
      <style:text-properties fo:language="it" fo:country="IT"/>
    </style:style>
    <style:style style:name="P15" style:family="paragraph" style:parent-style-name="Standard" style:list-style-name="L3">
      <style:text-properties fo:font-size="12pt" fo:language="it" fo:country="IT" style:font-size-asian="12pt" style:font-size-complex="12pt"/>
    </style:style>
    <style:style style:name="P16" style:family="paragraph" style:parent-style-name="Standard" style:list-style-name="L4">
      <style:text-properties fo:font-size="12pt" fo:language="it" fo:country="IT" style:font-size-asian="12pt" style:font-size-complex="12pt"/>
    </style:style>
    <style:style style:name="P17" style:family="paragraph" style:parent-style-name="Standard" style:list-style-name="L4">
      <style:text-properties fo:font-size="12pt" fo:language="it" fo:country="IT" officeooo:rsid="000ed540" officeooo:paragraph-rsid="000ed540" style:font-size-asian="12pt" style:font-size-complex="12pt"/>
    </style:style>
    <style:style style:name="P18" style:family="paragraph" style:parent-style-name="Standard" style:list-style-name="L4">
      <style:text-properties fo:font-size="12pt" fo:language="it" fo:country="IT" officeooo:rsid="000ba6dc" officeooo:paragraph-rsid="000ba6dc" style:font-size-asian="12pt" style:font-size-complex="12pt"/>
    </style:style>
    <style:style style:name="P19" style:family="paragraph" style:parent-style-name="Standard" style:list-style-name="L4">
      <style:text-properties fo:font-size="12pt" fo:language="it" fo:country="IT" officeooo:rsid="001207e7" officeooo:paragraph-rsid="001207e7" style:font-size-asian="12pt" style:font-size-complex="12pt"/>
    </style:style>
    <style:style style:name="P20" style:family="paragraph" style:parent-style-name="Standard" style:list-style-name="L4">
      <style:text-properties fo:font-size="12pt" fo:language="it" fo:country="IT" officeooo:paragraph-rsid="000ba6dc" style:font-size-asian="12pt" style:font-size-complex="12pt"/>
    </style:style>
    <style:style style:name="P21" style:family="paragraph" style:parent-style-name="Standard" style:list-style-name="L4">
      <style:text-properties fo:font-size="12pt" fo:language="it" fo:country="IT" officeooo:rsid="000bb549" officeooo:paragraph-rsid="000bb549" style:font-size-asian="12pt" style:font-size-complex="12pt"/>
    </style:style>
    <style:style style:name="T1" style:family="text">
      <style:text-properties officeooo:rsid="00144852"/>
    </style:style>
    <style:style style:name="T2" style:family="text">
      <style:text-properties style:font-name="Cascadia Code" style:font-name-complex="Cascadia Code"/>
    </style:style>
    <style:style style:name="T3" style:family="text">
      <style:text-properties fo:language="it" fo:country="IT" style:font-name-complex="Cascadia Code"/>
    </style:style>
    <style:style style:name="T4" style:family="text">
      <style:text-properties style:font-name="Cascadia Code" fo:language="it" fo:country="IT" style:font-name-complex="Cascadia Code"/>
    </style:style>
    <style:style style:name="T5" style:family="text">
      <style:text-properties officeooo:rsid="000ed540"/>
    </style:style>
    <style:style style:name="T6" style:family="text">
      <style:text-properties officeooo:rsid="000ba6dc"/>
    </style:style>
    <style:style style:name="T7" style:family="text">
      <style:text-properties officeooo:rsid="000bb549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3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3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•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ameBoardHub Analisi Funzionale</text:p>
      <text:p text:style-name="P2"/>
      <text:p text:style-name="P2">Schema principale del progetto</text:p>
      <text:p text:style-name="P3">src/</text:p>
      <text:p text:style-name="P3"><text:s/>├─ components/</text:p>
      <text:p text:style-name="P3"><text:s/>│ <text:s text:c="2"/>├─ Header.tsx</text:p>
      <text:p text:style-name="P3"><text:s/>│ <text:s text:c="2"/>├─ Footer.tsx</text:p>
      <text:p text:style-name="P3"><text:s/>│ <text:s text:c="2"/>├─ ArticleCard.tsx</text:p>
      <text:p text:style-name="P3"><text:s/>│ <text:s text:c="2"/>├─ ReviewCard.tsx</text:p>
      <text:p text:style-name="P3"><text:s/>│ <text:s text:c="2"/>└─ ContactForm.tsx</text:p>
      <text:p text:style-name="P3"><text:s/>├─ layouts/</text:p>
      <text:p text:style-name="P3"><text:s/>│ <text:s text:c="2"/>└─ Layout.tsx</text:p>
      <text:p text:style-name="P3"><text:s/>├─ pages/</text:p>
      <text:p text:style-name="P3"><text:s/>│ <text:s text:c="2"/>├─ Home.tsx</text:p>
      <text:p text:style-name="P3"><text:s/>│ <text:s text:c="2"/>├─ ArticlesList.tsx</text:p>
      <text:p text:style-name="P3"><text:s/>│ <text:s text:c="2"/>├─ ArticleDetail.tsx</text:p>
      <text:p text:style-name="P3"><text:s/>│ <text:s text:c="2"/>├─ ReviewsList.tsx</text:p>
      <text:p text:style-name="P3"><text:s/>│ <text:s text:c="2"/>├─ ReviewDetail.tsx</text:p>
      <text:p text:style-name="P3"><text:s/>│ <text:s text:c="2"/>└─ Contact.tsx</text:p>
      <text:p text:style-name="P3"><text:s/>├─ App.tsx</text:p>
      <text:p text:style-name="P3"><text:s/>├─ main.tsx</text:p>
      <text:p text:style-name="P3"><text:s/>└─ index.css</text:p>
      <text:p text:style-name="P2"/>
      <text:p text:style-name="P4">Backand-Sanity: npm run dev</text:p>
      <text:p text:style-name="P2"/>
      <text:p text:style-name="P2"/>
      <text:p text:style-name="P5"/>
      <text:p text:style-name="P5"/>
      <text:p text:style-name="P6"><text:soft-page-break/>SCHEMA GENERALE BACKEND/SANITY</text:p>
      <text:p text:style-name="P6"/>
      <text:p text:style-name="P6">Schema generale delle varie classi per Sanity:</text:p>
      <text:list text:style-name="L1">
        <text:list-item>
          <text:p text:style-name="P7">Articolo gioco da tavolo:</text:p>
          <text:list>
            <text:list-item>
              <text:p text:style-name="P7">Titolo</text:p>
            </text:list-item>
            <text:list-item>
              <text:p text:style-name="P7">Sottotitolo/Slogan</text:p>
            </text:list-item>
            <text:list-item>
              <text:p text:style-name="P7">Introduzione</text:p>
            </text:list-item>
            <text:list-item>
              <text:p text:style-name="P7">Immagine di copertina</text:p>
            </text:list-item>
            <text:list-item>
              <text:p text:style-name="P7">Dettagli del gioco:</text:p>
              <text:list>
                <text:list-item>
                  <text:p text:style-name="P7">Numero di giocatori</text:p>
                </text:list-item>
                <text:list-item>
                  <text:p text:style-name="P7">Tempo di gioco</text:p>
                </text:list-item>
                <text:list-item>
                  <text:p text:style-name="P7">Età consigliata</text:p>
                </text:list-item>
                <text:list-item>
                  <text:p text:style-name="P7">Tipologia di gioco</text:p>
                </text:list-item>
                <text:list-item>
                  <text:p text:style-name="P7">Meccaniche di gioco</text:p>
                </text:list-item>
              </text:list>
            </text:list-item>
            <text:list-item>
              <text:p text:style-name="P7">Autore</text:p>
            </text:list-item>
            <text:list-item>
              <text:p text:style-name="P7">Data di pubblicazione</text:p>
            </text:list-item>
            <text:list-item>
              <text:p text:style-name="P7">Contenuto principale</text:p>
            </text:list-item>
          </text:list>
        </text:list-item>
      </text:list>
      <text:p text:style-name="P6"/>
      <text:list text:continue-numbering="true" text:style-name="L1">
        <text:list-item>
          <text:p text:style-name="P7">Tipologia del gioco:</text:p>
          <text:list>
            <text:list-item>
              <text:p text:style-name="P7">Nome della tipologia</text:p>
            </text:list-item>
            <text:list-item>
              <text:p text:style-name="P7">Slug</text:p>
            </text:list-item>
            <text:list-item>
              <text:p text:style-name="P7">Descrizione</text:p>
            </text:list-item>
          </text:list>
        </text:list-item>
      </text:list>
      <text:p text:style-name="P6"/>
      <text:list text:continue-numbering="true" text:style-name="L1">
        <text:list-item>
          <text:p text:style-name="P7">Tipologia del gioco:</text:p>
          <text:list>
            <text:list-item>
              <text:p text:style-name="P7">Nome della meccanica</text:p>
            </text:list-item>
            <text:list-item>
              <text:p text:style-name="P7">Slug</text:p>
            </text:list-item>
            <text:list-item>
              <text:p text:style-name="P7">Descrizione</text:p>
            </text:list-item>
          </text:list>
        </text:list-item>
      </text:list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SCHEMA GENERALE <text:span text:style-name="T1">FRONTEND</text:span></text:p>
      <text:p text:style-name="P3">Schema generale della pagina web che sarà così composta:</text:p>
      <text:list text:style-name="L2">
        <text:list-item>
          <text:p text:style-name="P8"><text:soft-page-break/>Un componente “HEADER” così composto:</text:p>
          <text:list>
            <text:list-item>
              <text:p text:style-name="P8">Titolo del sito “GAMEBOARDHUB” sulla sinistra e logo personalizzato sulla destra;</text:p>
            </text:list-item>
            <text:list-item>
              <text:p text:style-name="P8">“NAVBAR” che conterrà i seguenti pulsanti:</text:p>
              <text:list>
                <text:list-item>
                  <text:p text:style-name="P9">Home</text:p>
                </text:list-item>
                <text:list-item>
                  <text:p text:style-name="P9">Articoli</text:p>
                </text:list-item>
                <text:list-item>
                  <text:p text:style-name="P9">Contatti</text:p>
                </text:list-item>
              </text:list>
            </text:list-item>
            <text:list-item>
              <text:p text:style-name="P8">“BARRA DI RICERCA”, da inserire sulla stessa riga della “NAVBAR” ma spostata tutto sulla destra che permette la ricerca in base al nome del gioco o alla categoria;</text:p>
            </text:list-item>
            <text:list-item>
              <text:p text:style-name="P8">Tema scuro(già presente), con possibile inserimento di un tasto che cambia il tema da scuro a chiaro<text:tab/></text:p>
            </text:list-item>
          </text:list>
        </text:list-item>
        <text:list-item>
          <text:p text:style-name="P8">Un componente “FOOTER” così composto:</text:p>
          <text:list>
            <text:list-item>
              <text:p text:style-name="P9">Testo copyright</text:p>
            </text:list-item>
            <text:list-item>
              <text:p text:style-name="P9">Link social</text:p>
            </text:list-item>
          </text:list>
        </text:list-item>
        <text:list-item>
          <text:p text:style-name="P10">Creare “LAYOUT” base (<text:span text:style-name="Source_20_Text"><text:span text:style-name="T2">Layout.tsx</text:span></text:span> o simile)</text:p>
          <text:list>
            <text:list-item>
              <text:p text:style-name="P11">Include HEADER e FOOTER</text:p>
            </text:list-item>
            <text:list-item>
              <text:p text:style-name="P11">Wrapper per contenuto pagina</text:p>
            </text:list-item>
          </text:list>
        </text:list-item>
        <text:list-item>
          <text:p text:style-name="P11">Configurare routing con React Router (o altra libreria)</text:p>
          <text:list>
            <text:list-item>
              <text:p text:style-name="P11"><text:span text:style-name="Car._20_predefinito_20_paragrafo"><text:span text:style-name="T3">Rotte: </text:span></text:span><text:span text:style-name="Source_20_Text"><text:span text:style-name="T4">/</text:span></text:span><text:span text:style-name="Car._20_predefinito_20_paragrafo"><text:span text:style-name="T3"> (Home), </text:span></text:span><text:span text:style-name="Source_20_Text"><text:span text:style-name="T4">/articoli</text:span></text:span><text:span text:style-name="Car._20_predefinito_20_paragrafo"><text:span text:style-name="T3">, </text:span></text:span><text:span text:style-name="Source_20_Text"><text:span text:style-name="T4">/articoli/:id</text:span></text:span><text:span text:style-name="Car._20_predefinito_20_paragrafo"><text:span text:style-name="T3">, </text:span></text:span><text:span text:style-name="Source_20_Text"><text:span text:style-name="T4">/contatti</text:span></text:span></text:p>
            </text:list-item>
          </text:list>
        </text:list-item>
      </text:list>
      <text:p text:style-name="P1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PAGINA HOME</text:p>
      <text:p text:style-name="P3">Creare un componente “HOME” che sarà la pagina visibile all’apertura del sito e sarà così composta:</text:p>
      <text:list text:style-name="L3">
        <text:list-item>
          <text:p text:style-name="P13">LAYOUT che includerà HEADER e FOOTER</text:p>
        </text:list-item>
        <text:list-item>
          <text:p text:style-name="P14"><text:soft-page-break/>Carosello di articoli: saranno visibili gli ultimi 4 articoli inseriti sul sito e prenderà l’immagine di copertina e le prime 2/3 righe di testo dai dati dello stesso;</text:p>
        </text:list-item>
        <text:list-item>
          <text:p text:style-name="P15"/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PAGINA ARTICOLI</text:p>
      <text:p text:style-name="P5">La pagina degli articoli al suo interno avrà diversi componenti:</text:p>
      <text:list text:style-name="L4">
        <text:list-item>
          <text:p text:style-name="P16">ARTICLE LIST</text:p>
          <text:list>
            <text:list-item>
              <text:p text:style-name="P16"><text:soft-page-break/>Lista degli articoli con titolo e breve descrizione</text:p>
            </text:list-item>
            <text:list-item>
              <text:p text:style-name="P16">Una paginazione da massimo dieci articoli</text:p>
            </text:list-item>
            <text:list-item>
              <text:p text:style-name="P16">Un filtro per la ricerca in base ai campi dell’articolo, quindi</text:p>
              <text:list>
                <text:list-item>
                  <text:p text:style-name="P17">Nome del gioco</text:p>
                </text:list-item>
                <text:list-item>
                  <text:p text:style-name="P16">Categoria <text:span text:style-name="T5">del gioco</text:span></text:p>
                </text:list-item>
                <text:list-item>
                  <text:p text:style-name="P17">Tempo di gioco</text:p>
                </text:list-item>
                <text:list-item>
                  <text:p text:style-name="P16">Numero <text:span text:style-name="T5">di</text:span> giocatori</text:p>
                </text:list-item>
              </text:list>
            </text:list-item>
          </text:list>
        </text:list-item>
        <text:list-item>
          <text:p text:style-name="P16">ARTICLE CARD</text:p>
          <text:list>
            <text:list-item>
              <text:p text:style-name="P16">Titolo</text:p>
            </text:list-item>
            <text:list-item>
              <text:p text:style-name="P16">Testo</text:p>
            </text:list-item>
            <text:list-item>
              <text:p text:style-name="P16">Data <text:span text:style-name="T5">pubblicazione</text:span> articolo</text:p>
            </text:list-item>
          </text:list>
        </text:list-item>
        <text:list-item>
          <text:p text:style-name="P16">ARTICLE DETAIL</text:p>
          <text:list>
            <text:list-item>
              <text:p text:style-name="P16">Titolo completo articolo <text:span text:style-name="T6">(nome del gioco)</text:span></text:p>
            </text:list-item>
            <text:list-item>
              <text:p text:style-name="P18">Sottotitolo/Slogan</text:p>
            </text:list-item>
            <text:list-item>
              <text:p text:style-name="P18">Piccola introduzione prima della spiegazione</text:p>
            </text:list-item>
            <text:list-item>
              <text:p text:style-name="P18">Immagine di copertina che mostra il gioco in maniera generica(scatola o scatola con qualche elemento all’esterno)</text:p>
            </text:list-item>
            <text:list-item>
              <text:p text:style-name="P18">Elenco contenente</text:p>
              <text:list>
                <text:list-item>
                  <text:p text:style-name="P18">Numero di giocatori</text:p>
                </text:list-item>
                <text:list-item>
                  <text:p text:style-name="P18">Tempo di gioco</text:p>
                </text:list-item>
                <text:list-item>
                  <text:p text:style-name="P18">Eta consigliata</text:p>
                </text:list-item>
                <text:list-item>
                  <text:p text:style-name="P18">Categoria del gioco</text:p>
                </text:list-item>
                <text:list-item>
                  <text:p text:style-name="P19">Meccaniche di gioco</text:p>
                </text:list-item>
              </text:list>
            </text:list-item>
            <text:list-item>
              <text:p text:style-name="P20">Autore e data pubblicazione <text:span text:style-name="T6">da mettere non troppo grande sulla destra a fine riga sopra al testo</text:span></text:p>
            </text:list-item>
            <text:list-item>
              <text:p text:style-name="P16">Contenuto <text:span text:style-name="T6">principale </text:span><text:span text:style-name="T7">con</text:span><text:span text:style-name="T6"> testo e immagini</text:span></text:p>
              <text:list>
                <text:list-item>
                  <text:p text:style-name="P21"><text:span text:style-name="T5">Elenco dei c</text:span>omponenti del gioco</text:p>
                </text:list-item>
                <text:list-item>
                  <text:p text:style-name="P21">Regolamento e tema/ambientazione</text:p>
                </text:list-item>
              </text:list>
            </text:list-item>
            <text:list-item>
              <text:p text:style-name="P16"><text:soft-page-break/>Pulsanti social sharing</text:p>
            </text:list-item>
          </text:list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scadia Code" svg:font-family="'Cascadia Code'" style:font-family-generic="modern" style:font-pitch="fixed"/>
    <style:font-face style:name="F" svg:font-family="F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OpenSymbol" svg:font-family="OpenSymbol" style:font-family-generic="system" style:font-charset="x-symbol"/>
  </office:font-face-decls>
  <office:styles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scadia Code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scadia Code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Normale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Arial" style:font-family-complex="Arial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Elenco" style:family="paragraph" style:parent-style-name="Text_20_body">
      <style:paragraph-properties fo:hyphenation-ladder-count="no-limit" fo:hyphenation-keep="auto" loext:hyphenation-keep-type="column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Didascalia" style:family="paragraph" style:parent-style-name="Standard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pitch-complex="variable" style:font-size-complex="12pt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fo:font-size="12pt" style:font-size-asian="12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Intestazione" style:family="paragraph" style:parent-style-name="Standard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Piè_20_di_20_pagina" style:display-name="Piè di pagina" style:family="paragraph" style:parent-style-name="Standard">
      <style:paragraph-properties fo:margin-top="0cm" fo:margin-bottom="0cm" style:contextual-spacing="false" fo:line-height="100%" fo:hyphenation-ladder-count="no-limit" fo:hyphenation-keep="auto" loext:hyphenation-keep-type="column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Car._20_predefinito_20_paragrafo" style:display-name="Car. predefinito paragrafo" style:family="text"/>
    <style:style style:name="Header_20_Char" style:display-name="Header Char" style:family="text" style:parent-style-name="Car._20_predefinito_20_paragrafo"/>
    <style:style style:name="Footer_20_Char" style:display-name="Footer Char" style:family="text" style:parent-style-name="Car._20_predefinito_20_paragrafo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1.291cm" fo:margin-left="0cm" fo:margin-right="0cm" fo:margin-bottom="0cm" style:dynamic-spacing="true"/>
      </style:header-style>
      <style:footer-style>
        <style:header-footer-properties fo:min-height="1.291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header>
        <text:p text:style-name="Intestazione"/>
      </style:header>
      <style:footer>
        <text:p text:style-name="Piè_20_di_20_pagina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3.2$Windows_X86_64 LibreOffice_project/bbb074479178df812d175f709636b368952c2ce3</meta:generator>
    <meta:initial-creator>Crescenzi Lorenzo</meta:initial-creator>
    <meta:creation-date>2025-05-29T13:02:00Z</meta:creation-date>
    <dc:date>2025-06-13T15:43:35.011446100</dc:date>
    <meta:editing-cycles>7</meta:editing-cycles>
    <meta:editing-duration>PT5H59M4S</meta:editing-duration>
    <meta:document-statistic meta:table-count="0" meta:image-count="0" meta:object-count="0" meta:page-count="7" meta:paragraph-count="99" meta:word-count="497" meta:character-count="2924" meta:non-whitespace-character-count="2551"/>
    <meta:user-defined meta:name="AppVersion">16.0000</meta:user-defined>
    <meta:template xlink:type="simple" xlink:actuate="onRequest" xlink:title="" xlink:href="Normal.dotm"/>
  </office:meta>
</office:document-meta>
</file>